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21F8AA1FCCFF9B5082C.jpg" manifest:media-type="image/jpeg"/>
  <manifest:file-entry manifest:full-path="Pictures/100000000000021F0000021F81BA7382EAFB8B0E.jpg" manifest:media-type="image/jpeg"/>
  <manifest:file-entry manifest:full-path="Pictures/100000000000021F0000021F481CAFC9C4AB7161.jpg" manifest:media-type="image/jpeg"/>
  <manifest:file-entry manifest:full-path="Pictures/100000000000021F0000021F642B18AA92C65D80.jpg" manifest:media-type="image/jpeg"/>
  <manifest:file-entry manifest:full-path="Pictures/100000000000021F0000021F4358A32567E24539.jpg" manifest:media-type="image/jpeg"/>
  <manifest:file-entry manifest:full-path="Pictures/1000000000000D0B0000030FD4C0B249239B47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ff860d" draw:fill-color="#ff860d" draw:opacity="50%" draw:textarea-horizontal-align="justify" draw:textarea-vertical-align="middle" draw:auto-grow-height="false" fo:min-height="1.994cm" fo:min-width="12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7.693cm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1.516cm" fo:min-width="26.084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67cm" fo:min-width="2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width="0.081cm" svg:stroke-color="#00a933" draw:marker-start-width="0.321cm" draw:marker-end-width="0.321cm" draw:fill-color="#ffffff" draw:opacity="100%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2a6099" draw:marker-start-width="0.321cm" draw:marker-end-width="0.321cm" draw:fill-color="#ffffff" draw:opacity="10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67cm" fo:min-width="3.4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2a6099" draw:marker-start-width="0.321cm" draw:marker-end-width="0.321cm" draw:fill-color="#ffffff" draw:opacity="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6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8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4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18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4.144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5.8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3.258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41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3.073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f860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83d3c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32pt" fo:text-shadow="none" fo:font-weight="bold" fo:background-color="#999999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3" draw:id="id23" draw:layer="layout" svg:width="37.623cm" svg:height="8.82cm" svg:x="2.233cm" svg:y="17.78cm">
          <draw:image xlink:href="Pictures/1000000000000D0B0000030FD4C0B249239B4778.jpg" xlink:type="simple" xlink:show="embed" xlink:actuate="onLoad" loext:mime-type="image/jpeg">
            <text:p/>
          </draw:image>
        </draw:frame>
        <draw:custom-shape draw:style-name="gr2" draw:text-style-name="P3" xml:id="id21" draw:id="id21" draw:layer="layout" svg:width="13.378cm" svg:height="2.486cm" svg:x="19.274cm" svg:y="14.659cm">
          <text:p text:style-name="P2"><text:span text:style-name="T1">Interpretability method</text:span></text:p>
          <text:p text:style-name="P2"><text:span text:style-name="T2">VarGrad + IG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2" draw:id="id22" draw:layer="layout" svg:width="8cm" svg:height="8cm" svg:x="2.246cm" svg:y="2.819cm">
          <draw:image xlink:href="Pictures/100000000000021F0000021F4358A32567E24539.jpg" xlink:type="simple" xlink:show="embed" xlink:actuate="onLoad" loext:mime-type="image/jpeg">
            <text:p/>
          </draw:image>
        </draw:frame>
        <draw:frame draw:style-name="gr3" draw:text-style-name="P5" draw:layer="layout" svg:width="7.338cm" svg:height="2.783cm" svg:x="2.733cm" svg:y="0.1cm">
          <draw:text-box>
            <text:p text:style-name="P4"><text:span text:style-name="T1">Multiplexed</text:span></text:p>
            <text:p text:style-name="P4"><text:span text:style-name="T1">protein map</text:span></text:p>
          </draw:text-box>
        </draw:frame>
        <draw:custom-shape draw:style-name="gr4" draw:text-style-name="P6" xml:id="id20" draw:id="id20" draw:layer="layout" svg:width="27.856cm" svg:height="13.038cm" svg:x="12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7" draw:layer="layout" svg:width="3cm" svg:height="3cm" svg:x="18.7cm" svg:y="3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cm" svg:height="3cm" svg:x="19.1cm" svg:y="4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cm" svg:height="3cm" svg:x="19.5cm" svg:y="4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cm" svg:height="3cm" svg:x="19.9cm" svg:y="5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cm" svg:height="3cm" svg:x="20.3cm" svg:y="5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cm" svg:height="3cm" svg:x="20.7cm" svg:y="6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xml:id="id11" draw:id="id11" draw:layer="layout" svg:width="1.5cm" svg:height="1.5cm" svg:x="25.3cm" svg:y="4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cm" svg:height="1.5cm" svg:x="25.7cm" svg:y="4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cm" svg:height="1.5cm" svg:x="26.1cm" svg:y="5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cm" svg:height="1.5cm" svg:x="26.5cm" svg:y="5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.5cm" svg:height="1.5cm" svg:x="26.9cm" svg:y="6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xml:id="id12" draw:id="id12" draw:layer="layout" svg:width="1.5cm" svg:height="1.5cm" svg:x="27.3cm" svg:y="6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xml:id="id1" draw:id="id1" draw:layer="layout" svg:width="0.8cm" svg:height="0.8cm" svg:x="31.6cm" svg:y="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3" draw:id="id3" draw:layer="layout" svg:width="0.8cm" svg:height="0.8cm" svg:x="31.601cm" svg:y="4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4" draw:id="id4" draw:layer="layout" svg:width="0.8cm" svg:height="0.8cm" svg:x="31.601cm" svg:y="5.3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5" draw:id="id5" draw:layer="layout" svg:width="0.8cm" svg:height="0.8cm" svg:x="31.602cm" svg:y="6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6" draw:id="id6" draw:layer="layout" svg:width="0.8cm" svg:height="0.8cm" svg:x="31.602cm" svg:y="7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7" draw:id="id7" draw:layer="layout" svg:width="0.8cm" svg:height="0.8cm" svg:x="31.603cm" svg:y="8.6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2" draw:id="id2" draw:layer="layout" svg:width="0.8cm" svg:height="0.8cm" svg:x="34.6cm" svg:y="4.8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8" draw:id="id8" draw:layer="layout" svg:width="0.8cm" svg:height="0.8cm" svg:x="34.6cm" svg:y="5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9" draw:id="id9" draw:layer="layout" svg:width="0.8cm" svg:height="0.8cm" svg:x="34.601cm" svg:y="7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10" draw:id="id10" draw:layer="layout" svg:width="0.8cm" svg:height="0.8cm" svg:x="37.6cm" svg:y="5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9" draw:layer="layout" draw:type="line" svg:x1="32.4cm" svg:y1="3.556cm" svg:x2="34.6cm" svg:y2="5.207cm" draw:start-shape="id1" draw:start-glue-point="10" draw:end-shape="id2" draw:end-glue-point="6" svg:d="M32400 3556l2200 1651" svg:viewBox="0 0 2201 1652">
            <text:p/>
          </draw:connector>
          <draw:connector draw:style-name="gr8" draw:text-style-name="P9" draw:layer="layout" draw:type="line" svg:x1="32.401cm" svg:y1="4.657cm" svg:x2="34.6cm" svg:y2="5.208cm" draw:start-shape="id3" draw:start-glue-point="10" svg:d="M32401 4657l2199 551" svg:viewBox="0 0 2200 552">
            <text:p/>
          </draw:connector>
          <draw:connector draw:style-name="gr8" draw:text-style-name="P9" draw:layer="layout" draw:type="line" svg:x1="32.401cm" svg:y1="5.757cm" svg:x2="34.601cm" svg:y2="5.209cm" draw:start-shape="id4" draw:start-glue-point="10" svg:d="M32401 5757l2200-548" svg:viewBox="0 0 2201 549">
            <text:p/>
          </draw:connector>
          <draw:connector draw:style-name="gr8" draw:text-style-name="P9" draw:layer="layout" draw:type="line" svg:x1="32.402cm" svg:y1="6.858cm" svg:x2="34.601cm" svg:y2="5.209cm" draw:start-shape="id5" draw:start-glue-point="10" svg:d="M32402 6858l2199-1649" svg:viewBox="0 0 2200 1650">
            <text:p/>
          </draw:connector>
          <draw:connector draw:style-name="gr8" draw:text-style-name="P9" draw:layer="layout" draw:type="line" svg:x1="32.402cm" svg:y1="7.958cm" svg:x2="34.602cm" svg:y2="5.21cm" draw:start-shape="id6" draw:start-glue-point="10" svg:d="M32402 7958l2200-2748" svg:viewBox="0 0 2201 2749">
            <text:p/>
          </draw:connector>
          <draw:connector draw:style-name="gr8" draw:text-style-name="P9" draw:layer="layout" draw:type="line" svg:x1="32.403cm" svg:y1="9.059cm" svg:x2="34.602cm" svg:y2="5.21cm" draw:start-shape="id7" draw:start-glue-point="10" svg:d="M32403 9059l2199-3849" svg:viewBox="0 0 2200 3850">
            <text:p/>
          </draw:connector>
          <draw:connector draw:style-name="gr8" draw:text-style-name="P9" draw:layer="layout" draw:type="line" svg:x1="32.4cm" svg:y1="3.557cm" svg:x2="34.6cm" svg:y2="6.307cm" draw:end-shape="id8" draw:end-glue-point="6" svg:d="M32400 3557l2200 2750" svg:viewBox="0 0 2201 2751">
            <text:p/>
          </draw:connector>
          <draw:connector draw:style-name="gr8" draw:text-style-name="P9" draw:layer="layout" draw:type="line" svg:x1="32.401cm" svg:y1="4.658cm" svg:x2="34.6cm" svg:y2="6.307cm" draw:end-shape="id8" draw:end-glue-point="6" svg:d="M32401 4658l2199 1649" svg:viewBox="0 0 2200 1650">
            <text:p/>
          </draw:connector>
          <draw:connector draw:style-name="gr8" draw:text-style-name="P9" draw:layer="layout" draw:type="line" svg:x1="32.401cm" svg:y1="5.758cm" svg:x2="34.6cm" svg:y2="6.307cm" draw:end-shape="id8" draw:end-glue-point="6" svg:d="M32401 5758l2199 549" svg:viewBox="0 0 2200 550">
            <text:p/>
          </draw:connector>
          <draw:connector draw:style-name="gr8" draw:text-style-name="P9" draw:layer="layout" draw:type="line" svg:x1="32.402cm" svg:y1="6.859cm" svg:x2="34.6cm" svg:y2="6.307cm" draw:end-shape="id8" draw:end-glue-point="6" svg:d="M32402 6859l2198-552" svg:viewBox="0 0 2199 553">
            <text:p/>
          </draw:connector>
          <draw:connector draw:style-name="gr8" draw:text-style-name="P9" draw:layer="layout" draw:type="line" svg:x1="32.402cm" svg:y1="7.959cm" svg:x2="34.601cm" svg:y2="7.408cm" draw:end-shape="id9" draw:end-glue-point="6" svg:d="M32402 7959l2199-551" svg:viewBox="0 0 2200 552">
            <text:p/>
          </draw:connector>
          <draw:connector draw:style-name="gr8" draw:text-style-name="P9" draw:layer="layout" draw:type="line" svg:x1="32.403cm" svg:y1="9.06cm" svg:x2="34.6cm" svg:y2="6.307cm" draw:end-shape="id8" draw:end-glue-point="6" svg:d="M32403 9060l2197-2753" svg:viewBox="0 0 2198 2754">
            <text:p/>
          </draw:connector>
          <draw:connector draw:style-name="gr8" draw:text-style-name="P9" draw:layer="layout" draw:type="line" svg:x1="32.4cm" svg:y1="3.557cm" svg:x2="34.601cm" svg:y2="7.408cm" draw:end-shape="id9" draw:end-glue-point="6" svg:d="M32400 3557l2201 3851" svg:viewBox="0 0 2202 3852">
            <text:p/>
          </draw:connector>
          <draw:connector draw:style-name="gr8" draw:text-style-name="P9" draw:layer="layout" draw:type="line" svg:x1="32.401cm" svg:y1="4.658cm" svg:x2="34.601cm" svg:y2="7.408cm" draw:end-shape="id9" draw:end-glue-point="6" svg:d="M32401 4658l2200 2750" svg:viewBox="0 0 2201 2751">
            <text:p/>
          </draw:connector>
          <draw:connector draw:style-name="gr8" draw:text-style-name="P9" draw:layer="layout" draw:type="line" svg:x1="32.401cm" svg:y1="5.758cm" svg:x2="34.601cm" svg:y2="7.408cm" draw:end-shape="id9" draw:end-glue-point="6" svg:d="M32401 5758l2200 1650" svg:viewBox="0 0 2201 1651">
            <text:p/>
          </draw:connector>
          <draw:connector draw:style-name="gr8" draw:text-style-name="P9" draw:layer="layout" draw:type="line" svg:x1="32.402cm" svg:y1="6.859cm" svg:x2="34.601cm" svg:y2="7.408cm" draw:end-shape="id9" draw:end-glue-point="6" svg:d="M32402 6859l2199 549" svg:viewBox="0 0 2200 550">
            <text:p/>
          </draw:connector>
          <draw:connector draw:style-name="gr8" draw:text-style-name="P9" draw:layer="layout" draw:type="line" svg:x1="32.402cm" svg:y1="7.959cm" svg:x2="34.6cm" svg:y2="6.307cm" draw:end-shape="id8" draw:end-glue-point="6" svg:d="M32402 7959l2198-1652" svg:viewBox="0 0 2199 1653">
            <text:p/>
          </draw:connector>
          <draw:connector draw:style-name="gr8" draw:text-style-name="P9" draw:layer="layout" draw:type="line" svg:x1="32.403cm" svg:y1="9.06cm" svg:x2="34.601cm" svg:y2="7.408cm" draw:end-shape="id9" draw:end-glue-point="6" svg:d="M32403 9060l2198-1652" svg:viewBox="0 0 2199 1653">
            <text:p/>
          </draw:connector>
          <draw:connector draw:style-name="gr8" draw:text-style-name="P9" draw:layer="layout" draw:type="line" svg:x1="35.4cm" svg:y1="5.207cm" svg:x2="37.6cm" svg:y2="6.307cm" draw:start-shape="id2" draw:start-glue-point="10" draw:end-shape="id10" draw:end-glue-point="6" svg:d="M35400 5207l2200 1100" svg:viewBox="0 0 2201 1101">
            <text:p/>
          </draw:connector>
          <draw:connector draw:style-name="gr8" draw:text-style-name="P9" draw:layer="layout" draw:type="line" svg:x1="35.4cm" svg:y1="6.307cm" svg:x2="37.6cm" svg:y2="6.307cm" draw:start-shape="id8" draw:start-glue-point="10" svg:d="M35400 6307h2200" svg:viewBox="0 0 2201 1">
            <text:p/>
          </draw:connector>
          <draw:connector draw:style-name="gr8" draw:text-style-name="P9" draw:layer="layout" draw:type="line" svg:x1="35.401cm" svg:y1="7.408cm" svg:x2="37.6cm" svg:y2="6.307cm" draw:start-shape="id9" draw:start-glue-point="10" svg:d="M35401 7408l2199-1101" svg:viewBox="0 0 2200 1102">
            <text:p/>
          </draw:connector>
          <draw:connector draw:style-name="gr9" draw:text-style-name="P9" draw:layer="layout" draw:type="line" svg:x1="26.05cm" svg:y1="4.306cm" svg:x2="31.6cm" svg:y2="3.556cm" draw:start-shape="id11" draw:end-shape="id1" draw:end-glue-point="6" svg:d="M26050 4306l5550-750" svg:viewBox="0 0 5551 751">
            <text:p/>
          </draw:connector>
          <draw:connector draw:style-name="gr9" draw:text-style-name="P9" draw:layer="layout" draw:type="line" svg:x1="28.05cm" svg:y1="8.306cm" svg:x2="32.003cm" svg:y2="9.459cm" draw:start-shape="id12" draw:start-glue-point="2" draw:end-shape="id7" draw:end-glue-point="8" svg:d="M28050 8306l3953 1153" svg:viewBox="0 0 3954 1154">
            <text:p/>
          </draw:connector>
          <draw:custom-shape draw:style-name="gr10" draw:text-style-name="P7" xml:id="id14" draw:id="id14" draw:layer="layout" svg:width="0.5cm" svg:height="0.5cm" svg:x="28.3cm" svg:y="6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xml:id="id13" draw:id="id13" draw:layer="layout" svg:width="1cm" svg:height="1cm" svg:x="22.7cm" svg:y="6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9" draw:layer="layout" draw:type="line" svg:x1="23.2cm" svg:y1="6.057cm" svg:x2="28.55cm" svg:y2="6.806cm" draw:start-shape="id13" draw:start-glue-point="0" draw:end-shape="id14" draw:end-glue-point="0" svg:d="M23200 6057l5350 749" svg:viewBox="0 0 5351 750">
            <text:p/>
          </draw:connector>
          <draw:connector draw:style-name="gr9" draw:text-style-name="P9" draw:layer="layout" draw:type="line" svg:x1="23.2cm" svg:y1="7.057cm" svg:x2="28.55cm" svg:y2="7.306cm" draw:start-shape="id13" draw:start-glue-point="2" draw:end-shape="id14" draw:end-glue-point="2" svg:d="M23200 7057l5350 249" svg:viewBox="0 0 5351 250">
            <text:p/>
          </draw:connector>
          <draw:g>
            <draw:frame draw:style-name="gr1" draw:text-style-name="P1" draw:layer="layout" svg:width="4cm" svg:height="4cm" svg:x="12.5cm" svg:y="2.007cm">
              <draw:image xlink:href="Pictures/100000000000021F0000021F642B18AA92C65D80.jpg" xlink:type="simple" xlink:show="embed" xlink:actuate="onLoad" loext:mime-type="image/jpeg">
                <text:p/>
              </draw:image>
            </draw:frame>
            <draw:custom-shape draw:style-name="gr12" draw:text-style-name="P10" draw:layer="layout" svg:width="4cm" svg:height="4cm" svg:x="12.5cm" svg:y="2.0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1" draw:text-style-name="P1" draw:layer="layout" svg:width="4cm" svg:height="4cm" svg:x="13cm" svg:y="3.507cm">
              <draw:image xlink:href="Pictures/100000000000021F0000021F481CAFC9C4AB7161.jpg" xlink:type="simple" xlink:show="embed" xlink:actuate="onLoad" loext:mime-type="image/jpeg">
                <text:p/>
              </draw:image>
            </draw:frame>
            <draw:custom-shape draw:style-name="gr12" draw:text-style-name="P10" draw:layer="layout" svg:width="4cm" svg:height="4cm" svg:x="13cm" svg:y="3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1" draw:text-style-name="P1" draw:layer="layout" svg:width="4cm" svg:height="4cm" svg:x="13.5cm" svg:y="5.107cm">
              <draw:image xlink:href="Pictures/100000000000021F0000021F81BA7382EAFB8B0E.jpg" xlink:type="simple" xlink:show="embed" xlink:actuate="onLoad" loext:mime-type="image/jpeg">
                <text:p/>
              </draw:image>
            </draw:frame>
            <draw:custom-shape draw:style-name="gr12" draw:text-style-name="P10" draw:layer="layout" svg:width="4cm" svg:height="4cm" svg:x="13.5cm" svg:y="5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1" draw:text-style-name="P1" draw:layer="layout" svg:width="4cm" svg:height="4cm" svg:x="14cm" svg:y="6.607cm">
              <draw:image xlink:href="Pictures/100000000000021F0000021F8AA1FCCFF9B5082C.jpg" xlink:type="simple" xlink:show="embed" xlink:actuate="onLoad" loext:mime-type="image/jpeg">
                <text:p/>
              </draw:image>
            </draw:frame>
            <draw:custom-shape draw:style-name="gr12" draw:text-style-name="P10" draw:layer="layout" svg:width="4cm" svg:height="4cm" svg:x="14cm" svg:y="6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3" draw:text-style-name="P10" xml:id="id19" draw:id="id19" draw:layer="layout" svg:width="1cm" svg:height="1cm" svg:x="14cm" svg:y="6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xml:id="id18" draw:id="id18" draw:layer="layout" svg:width="1cm" svg:height="1cm" svg:x="13.5cm" svg:y="5.1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xml:id="id17" draw:id="id17" draw:layer="layout" svg:width="1cm" svg:height="1cm" svg:x="13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xml:id="id15" draw:id="id15" draw:layer="layout" svg:width="1cm" svg:height="1cm" svg:x="12.5cm" svg:y="2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xml:id="id16" draw:id="id16" draw:layer="layout" svg:width="0.5cm" svg:height="0.5cm" svg:x="20.7cm" svg:y="6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9" draw:layer="layout" draw:type="line" svg:x1="13cm" svg:y1="2.006cm" svg:x2="20.95cm" svg:y2="6.057cm" draw:start-shape="id15" draw:start-glue-point="0" draw:end-shape="id16" draw:end-glue-point="0" svg:d="M13000 2006l7950 4051" svg:viewBox="0 0 7951 4052">
            <text:p/>
          </draw:connector>
          <draw:connector draw:style-name="gr9" draw:text-style-name="P9" draw:layer="layout" draw:type="line" svg:x1="13cm" svg:y1="3.006cm" svg:x2="20.95cm" svg:y2="6.557cm" draw:start-shape="id15" draw:start-glue-point="2" draw:end-shape="id16" draw:end-glue-point="2" svg:d="M13000 3006l7950 3551" svg:viewBox="0 0 7951 3552">
            <text:p/>
          </draw:connector>
          <draw:connector draw:style-name="gr9" draw:text-style-name="P9" draw:layer="layout" draw:type="line" svg:x1="13.5cm" svg:y1="3.506cm" svg:x2="20.95cm" svg:y2="6.058cm" draw:start-shape="id17" draw:start-glue-point="0" svg:d="M13500 3506l7450 2552" svg:viewBox="0 0 7451 2553">
            <text:p/>
          </draw:connector>
          <draw:connector draw:style-name="gr9" draw:text-style-name="P9" draw:layer="layout" draw:type="line" svg:x1="13.5cm" svg:y1="4.506cm" svg:x2="20.95cm" svg:y2="6.557cm" draw:start-shape="id17" draw:start-glue-point="2" draw:end-shape="id16" draw:end-glue-point="2" svg:d="M13500 4506l7450 2051" svg:viewBox="0 0 7451 2052">
            <text:p/>
          </draw:connector>
          <draw:connector draw:style-name="gr9" draw:text-style-name="P9" draw:layer="layout" draw:type="line" svg:x1="14cm" svg:y1="6.106cm" svg:x2="20.95cm" svg:y2="6.558cm" draw:start-shape="id18" draw:start-glue-point="2" svg:d="M14000 6106l6950 452" svg:viewBox="0 0 6951 453">
            <text:p/>
          </draw:connector>
          <draw:connector draw:style-name="gr9" draw:text-style-name="P9" draw:layer="layout" draw:type="line" svg:x1="14.5cm" svg:y1="7.606cm" svg:x2="20.95cm" svg:y2="6.558cm" draw:start-shape="id19" draw:start-glue-point="2" svg:d="M14500 7606l6450-1048" svg:viewBox="0 0 6451 1049">
            <text:p/>
          </draw:connector>
          <draw:connector draw:style-name="gr9" draw:text-style-name="P9" draw:layer="layout" draw:type="line" svg:x1="14cm" svg:y1="5.106cm" svg:x2="20.95cm" svg:y2="6.058cm" draw:start-shape="id18" draw:start-glue-point="0" svg:d="M14000 5106l6950 952" svg:viewBox="0 0 6951 953">
            <text:p/>
          </draw:connector>
          <draw:connector draw:style-name="gr9" draw:text-style-name="P9" draw:layer="layout" draw:type="line" svg:x1="14.5cm" svg:y1="6.606cm" svg:x2="20.95cm" svg:y2="6.058cm" draw:start-shape="id19" draw:start-glue-point="0" svg:d="M14500 6606l6450-548" svg:viewBox="0 0 6451 549">
            <text:p/>
          </draw:connector>
        </draw:g>
        <draw:frame draw:style-name="gr14" draw:text-style-name="P12" draw:layer="layout" svg:width="2.229cm" svg:height="1.038cm" svg:x="13.532cm" svg:y="0.8cm">
          <draw:text-box>
            <text:p text:style-name="P11"><text:span text:style-name="T3">I</text:span><text:span text:style-name="T3">n</text:span><text:span text:style-name="T3">p</text:span><text:span text:style-name="T3">u</text:span><text:span text:style-name="T3">t</text:span></text:p>
          </draw:text-box>
        </draw:frame>
        <draw:frame draw:style-name="gr15" draw:text-style-name="P14" draw:layer="layout" svg:width="4.625cm" svg:height="1.038cm" svg:x="17.932cm" svg:y="2.4cm">
          <draw:text-box>
            <text:p text:style-name="P13"><text:span text:style-name="T3">Convolution</text:span></text:p>
          </draw:text-box>
        </draw:frame>
        <draw:frame draw:style-name="gr16" draw:text-style-name="P14" draw:layer="layout" svg:width="3.089cm" svg:height="1.038cm" svg:x="24.533cm" svg:y="3.2cm">
          <draw:text-box>
            <text:p text:style-name="P13"><text:span text:style-name="T3">Pooling</text:span></text:p>
          </draw:text-box>
        </draw:frame>
        <draw:frame draw:style-name="gr17" draw:text-style-name="P14" draw:layer="layout" svg:width="4.377cm" svg:height="3.399cm" svg:x="31.634cm" svg:y="1.3cm">
          <draw:text-box>
            <text:p text:style-name="P13"><text:span text:style-name="T3">Fully</text:span></text:p>
            <text:p text:style-name="P13"><text:span text:style-name="T3">Connected</text:span></text:p>
          </draw:text-box>
        </draw:frame>
        <draw:frame draw:style-name="gr18" draw:text-style-name="P14" draw:layer="layout" svg:width="2.822cm" svg:height="1.038cm" svg:x="36.534cm" svg:y="4.6cm">
          <draw:text-box>
            <text:p text:style-name="P13"><text:span text:style-name="T3">Output</text:span></text:p>
          </draw:text-box>
        </draw:frame>
        <draw:custom-shape draw:style-name="gr19" draw:text-style-name="P1" draw:layer="layout" svg:width="0.997cm" svg:height="15.24cm" draw:transform="rotate (1.5707963267949) translate (13.786cm 11.75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4" draw:layer="layout" svg:width="6.636cm" svg:height="1.038cm" svg:x="18.133cm" svg:y="11.8cm">
          <draw:text-box>
            <text:p text:style-name="P13"><text:span text:style-name="T3">Feature extraction</text:span></text:p>
          </draw:text-box>
        </draw:frame>
        <draw:frame draw:style-name="gr21" draw:text-style-name="P14" draw:layer="layout" svg:width="3.956cm" svg:height="1.038cm" svg:x="33.033cm" svg:y="11.8cm">
          <draw:text-box>
            <text:p text:style-name="P13"><text:span text:style-name="T3">Prediction</text:span></text:p>
          </draw:text-box>
        </draw:frame>
        <draw:custom-shape draw:style-name="gr22" draw:text-style-name="P1" draw:layer="layout" svg:width="0.997cm" svg:height="7.088cm" draw:transform="rotate (1.5707963267949) translate (31.439cm 11.75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3.762cm" svg:height="1.517cm" svg:x="23.933cm" svg:y="0.3cm">
          <draw:text-box>
            <text:p text:style-name="P15"><text:span text:style-name="T1">Model</text:span></text:p>
          </draw:text-box>
        </draw:frame>
        <draw:connector draw:style-name="gr24" draw:text-style-name="P9" draw:layer="layout" draw:type="line" svg:x1="25.928cm" svg:y1="13.338cm" svg:x2="25.963cm" svg:y2="14.659cm" draw:start-shape="id20" draw:start-glue-point="2" draw:end-shape="id21" draw:end-glue-point="0" svg:d="M25928 13338l35 1321" svg:viewBox="0 0 36 1322">
          <text:p/>
        </draw:connector>
        <draw:connector draw:style-name="gr24" draw:text-style-name="P9" draw:layer="layout" draw:type="line" svg:x1="10.246cm" svg:y1="6.819cm" svg:x2="12cm" svg:y2="6.819cm" draw:start-shape="id22" draw:start-glue-point="1" draw:end-shape="id20" draw:end-glue-point="3" svg:d="M10246 6819h1754" svg:viewBox="0 0 1755 1">
          <text:p/>
        </draw:connector>
        <draw:connector draw:style-name="gr24" draw:text-style-name="P9" draw:layer="layout" draw:line-skew="-0.717cm" svg:x1="19.274cm" svg:y1="15.902cm" svg:x2="2.233cm" svg:y2="22.19cm" draw:start-shape="id21" draw:start-glue-point="3" draw:end-shape="id23" draw:end-glue-point="3" svg:d="M19274 15902h-18258v6288h1217" svg:viewBox="0 0 18259 62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19:02:44.824256449</dc:date>
    <meta:editing-duration>PT36M40S</meta:editing-duration>
    <meta:editing-cycles>7</meta:editing-cycles>
    <meta:generator>LibreOffice/6.4.7.2$Linux_X86_64 LibreOffice_project/40$Build-2</meta:generator>
    <meta:document-statistic meta:object-count="93"/>
  </office:meta>
</office:document-meta>
</file>